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0ea0428"/>
    </style:style>
    <style:style style:name="P2" style:family="paragraph" style:parent-style-name="Text_20_body">
      <style:text-properties officeooo:rsid="00e598cd" officeooo:paragraph-rsid="00f0fd6e"/>
    </style:style>
    <style:style style:name="P3" style:family="paragraph" style:parent-style-name="Text_20_body">
      <style:text-properties officeooo:rsid="00e598cd" officeooo:paragraph-rsid="011dc595"/>
    </style:style>
    <style:style style:name="P4" style:family="paragraph" style:parent-style-name="Text_20_body">
      <style:text-properties officeooo:rsid="00e598cd" officeooo:paragraph-rsid="0120febc"/>
    </style:style>
    <style:style style:name="P5" style:family="paragraph" style:parent-style-name="Text_20_body">
      <style:text-properties officeooo:rsid="00e598cd" officeooo:paragraph-rsid="01232e93"/>
    </style:style>
    <style:style style:name="P6" style:family="paragraph" style:parent-style-name="Text_20_body">
      <style:text-properties officeooo:rsid="00f4c05a" officeooo:paragraph-rsid="00f4c05a"/>
    </style:style>
    <style:style style:name="P7" style:family="paragraph" style:parent-style-name="Text_20_body">
      <style:text-properties fo:font-size="7pt" officeooo:rsid="00758099" officeooo:paragraph-rsid="011bed83" style:font-size-asian="7pt" style:font-size-complex="7pt"/>
    </style:style>
    <style:style style:name="P8" style:family="paragraph" style:parent-style-name="Text_20_body">
      <style:text-properties officeooo:rsid="012387c9" officeooo:paragraph-rsid="012387c9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7pt" style:font-size-asian="7pt" style:font-size-complex="7pt"/>
    </style:style>
    <style:style style:name="P10" style:family="paragraph" style:parent-style-name="Preformatted_20_Text">
      <style:text-properties fo:font-size="7pt" officeooo:rsid="01118ebf" officeooo:paragraph-rsid="00f4c05a" style:font-size-asian="7pt" style:font-size-complex="7pt"/>
    </style:style>
    <style:style style:name="P11" style:family="paragraph" style:parent-style-name="Text_20_body" style:list-style-name="L1">
      <style:text-properties officeooo:rsid="00e598cd" officeooo:paragraph-rsid="011dc595"/>
    </style:style>
    <style:style style:name="P12" style:family="paragraph" style:parent-style-name="Text_20_body" style:list-style-name="L1">
      <style:text-properties officeooo:rsid="00e598cd" officeooo:paragraph-rsid="00f4c05a"/>
    </style:style>
    <style:style style:name="P13" style:family="paragraph" style:parent-style-name="Text_20_body" style:list-style-name="L1">
      <style:text-properties officeooo:rsid="00e598cd" officeooo:paragraph-rsid="00ea0428"/>
    </style:style>
    <style:style style:name="P14" style:family="paragraph" style:parent-style-name="Text_20_body" style:list-style-name="L1">
      <style:text-properties officeooo:rsid="00e598cd" officeooo:paragraph-rsid="0103f66f"/>
    </style:style>
    <style:style style:name="P15" style:family="paragraph" style:parent-style-name="Text_20_body" style:list-style-name="L1">
      <style:text-properties officeooo:rsid="011dc595" officeooo:paragraph-rsid="011dc595"/>
    </style:style>
    <style:style style:name="P16" style:family="paragraph" style:parent-style-name="Text_20_body" style:list-style-name="L1">
      <style:text-properties officeooo:rsid="0129af61" officeooo:paragraph-rsid="0129af61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7pt" style:font-size-asian="7pt" style:font-size-complex="7pt"/>
    </style:style>
    <style:style style:name="T1" style:family="text">
      <style:text-properties officeooo:rsid="00e91d1a"/>
    </style:style>
    <style:style style:name="T2" style:family="text">
      <style:text-properties officeooo:rsid="00f8cc3f"/>
    </style:style>
    <style:style style:name="T3" style:family="text">
      <style:text-properties officeooo:rsid="00fa49af"/>
    </style:style>
    <style:style style:name="T4" style:family="text">
      <style:text-properties officeooo:rsid="00fc374f"/>
    </style:style>
    <style:style style:name="T5" style:family="text">
      <style:text-properties officeooo:rsid="00fde1c5"/>
    </style:style>
    <style:style style:name="T6" style:family="text">
      <style:text-properties officeooo:rsid="00ffbcfe"/>
    </style:style>
    <style:style style:name="T7" style:family="text">
      <style:text-properties officeooo:rsid="011dc595"/>
    </style:style>
    <style:style style:name="T8" style:family="text">
      <style:text-properties fo:color="#c0c0c0"/>
    </style:style>
    <style:style style:name="T9" style:family="text">
      <style:text-properties fo:color="#008000"/>
    </style:style>
    <style:style style:name="T10" style:family="text">
      <style:text-properties officeooo:rsid="011edecf"/>
    </style:style>
    <style:style style:name="T11" style:family="text">
      <style:text-properties officeooo:rsid="011f16ab"/>
    </style:style>
    <style:style style:name="T12" style:family="text">
      <style:text-properties officeooo:rsid="0120febc"/>
    </style:style>
    <style:style style:name="T13" style:family="text">
      <style:text-properties officeooo:rsid="0122bf04"/>
    </style:style>
    <style:style style:name="T14" style:family="text">
      <style:text-properties officeooo:rsid="01232e93"/>
    </style:style>
    <style:style style:name="T15" style:family="text">
      <style:text-properties officeooo:rsid="012494c3"/>
    </style:style>
    <style:style style:name="T16" style:family="text">
      <style:text-properties officeooo:rsid="01272f35"/>
    </style:style>
    <style:style style:name="T17" style:family="text">
      <style:text-properties officeooo:rsid="0127cc3a"/>
    </style:style>
    <style:style style:name="T18" style:family="text">
      <style:text-properties officeooo:rsid="012c204c"/>
    </style:style>
    <style:style style:name="T19" style:family="text">
      <style:text-properties officeooo:rsid="012f7d4e"/>
    </style:style>
    <style:style style:name="T20" style:family="text">
      <style:text-properties officeooo:rsid="01257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SON configuration</text:h>
      <text:p text:style-name="P7">190<text:span text:style-name="T1">917</text:span>, updated <text:span text:style-name="T18">2</text:span>.<text:span text:style-name="T10">11</text:span>.2019/pekka</text:p>
      <text:p text:style-name="P3"><text:span text:style-name="T11">The idea is to write application’s hardware configurations </text:span>as JSON, and then generate <text:span text:style-name="T11">matching </text:span>C <text:span text:style-name="T11">code and header files </text:span>by <text:span text:style-name="T11">Python script pins-to-c.py</text:span>. <text:span text:style-name="T15">It is possible to write directly C code, writing JSON just makes it easier because information needs to be written only in one place. </text:span></text:p>
      <text:p text:style-name="P3"/>
      <text:p text:style-name="P5"><text:span text:style-name="T12">For example</text:span> <text:span text:style-name="T14">I have application “jane”, which controls </text:span>“<text:span text:style-name="T13">led_builtin” </text:span>binary output <text:span text:style-name="T14">to </text:span>on <text:span text:style-name="T14">a LED on IO board</text:span>. <text:span text:style-name="T12">I want to test this on hardware I named “carol”, which is ESP32, Arduino libraries and the LED connected to pin 2. I need to bind pin address 2 and other pin attributes (like pull-up), etc to name “led_builtin”. I write this information a JSON file jane/config/pins/carol/jane-io.json. Then I run the pins-to-c.py script to generate C code. I use same JSON file together with IOCOM signal configuration JSON to map the IO pins to IOCOM communication signals.</text:span></text:p>
      <text:p text:style-name="P4"/>
      <text:p text:style-name="P8">If I would need to run same “jane” application on different hardware, let’s say “alice”: Separate JSON <text:span text:style-name="T16">HW </text:span>configuration file would written for it. </text:p>
      <text:p text:style-name="P2"/>
      <text:list xml:id="list166514069" text:style-name="L1">
        <text:list-item>
          <text:p text:style-name="P11"><text:span text:style-name="T5">T</text:span>he <text:span text:style-name="T7">LED_BUILTIN</text:span> <text:span text:style-name="T5">output is mapped to specific IO pin </text:span>by <text:span text:style-name="T7">pin number</text:span>, <text:span text:style-name="T14">and/</text:span>or bank number and. <text:span text:style-name="T4">W</text:span>e may <text:span text:style-name="T4">also </text:span>have some <text:span text:style-name="T4">attributes</text:span> <text:span text:style-name="T4">for </text:span>IO <text:span text:style-name="T4">pin</text:span>. <text:span text:style-name="T5">For example SERVO PWM has frequency, resolution, initial value, etc.</text:span></text:p>
        </text:list-item>
        <text:list-item>
          <text:p text:style-name="P12"><text:span text:style-name="T17">O</text:span>ne pin, <text:span text:style-name="T17">o</text:span>r more generally IO item <text:span text:style-name="T6">since we can include timers etc</text:span>, <text:span text:style-name="T6">is </text:span>configured by <text:span text:style-name="T7">name, address and and various </text:span>parameters. </text:p>
        </text:list-item>
        <text:list-item>
          <text:p text:style-name="P15">Group attribute can be used to generate groups of pins.</text:p>
        </text:list-item>
        <text:list-item>
          <text:p text:style-name="P13"><text:span text:style-name="T3">Attribute values excluding group </text:span>are integers.</text:p>
        </text:list-item>
        <text:list-item>
          <text:p text:style-name="P14">Some parameters can be changed while the code runs. </text:p>
        </text:list-item>
        <text:list-item>
          <text:p text:style-name="P16">IO pins can be mapped directly to IOCOM signals.</text:p>
        </text:list-item>
      </text:list>
      <text:p text:style-name="P1"/>
      <text:p text:style-name="P6"><text:span text:style-name="T2">As JSON t</text:span>his <text:span text:style-name="T2">pin setup </text:span>would look something like:</text:p>
      <text:p text:style-name="P10"/>
      <text:p text:style-name="P10">{</text:p>
      <text:p text:style-name="P9"><text:span text:style-name="T8"><text:s text:c="2"/></text:span><text:span text:style-name="T9">"io"</text:span>:<text:span text:style-name="T8"> </text:span>[{</text:p>
      <text:p text:style-name="P9"><text:span text:style-name="T8"><text:s text:c="4"/></text:span><text:span text:style-name="T9">"name"</text:span>:<text:span text:style-name="T8"> </text:span><text:span text:style-name="T9">"jane"</text:span>,</text:p>
      <text:p text:style-name="P9"><text:span text:style-name="T8"><text:s text:c="4"/></text:span><text:span text:style-name="T9">"title"</text:span>:<text:span text:style-name="T8"> </text:span><text:span text:style-name="T9">"IO</text:span><text:span text:style-name="T8"> </text:span><text:span text:style-name="T9">pin</text:span><text:span text:style-name="T8"> </text:span><text:span text:style-name="T9">setup</text:span><text:span text:style-name="T8"> </text:span><text:span text:style-name="T9">for</text:span><text:span text:style-name="T8"> </text:span><text:span text:style-name="T9">'jane'</text:span><text:span text:style-name="T8"> </text:span><text:span text:style-name="T9">application</text:span><text:span text:style-name="T8"> </text:span><text:span text:style-name="T9">on</text:span><text:span text:style-name="T8"> </text:span><text:span text:style-name="T9">'carol'</text:span><text:span text:style-name="T8"> </text:span><text:span text:style-name="T9">hardware"</text:span>,</text:p>
      <text:p text:style-name="P9"><text:span text:style-name="T8"><text:s text:c="4"/></text:span><text:span text:style-name="T9">"groups"</text:span>:<text:span text:style-name="T8"> </text:span>[</text:p>
      <text:p text:style-name="P9"><text:span text:style-name="T8"><text:s text:c="6"/></text:span>{</text:p>
      <text:p text:style-name="P9"><text:span text:style-name="T8"><text:s text:c="8"/></text:span><text:span text:style-name="T9">"name"</text:span>:<text:span text:style-name="T8"> </text:span><text:span text:style-name="T9">"inputs"</text:span>,</text:p>
      <text:p text:style-name="P9"><text:span text:style-name="T8"><text:s text:c="8"/></text:span><text:span text:style-name="T9">"pins"</text:span>:<text:span text:style-name="T8"> </text:span>[</text:p>
      <text:p text:style-name="P9"><text:span text:style-name="T8"><text:s text:c="10"/></text:span>{<text:span text:style-name="T9">"name"</text:span>:<text:span text:style-name="T8"> </text:span><text:span text:style-name="T9">"dip_switch_3"</text:span>,<text:span text:style-name="T8"> </text:span><text:span text:style-name="T9">"addr"</text:span>:<text:span text:style-name="T8"> </text:span>34,<text:span text:style-name="T8"> </text:span><text:span text:style-name="T9">"pull-up"</text:span>:<text:span text:style-name="T8"> </text:span>1},</text:p>
      <text:p text:style-name="P9"><text:span text:style-name="T8"><text:s text:c="10"/></text:span>{<text:span text:style-name="T9">"name"</text:span>:<text:span text:style-name="T8"> </text:span><text:span text:style-name="T9">"dip_switch_4"</text:span>,<text:span text:style-name="T8"> </text:span><text:span text:style-name="T9">"addr"</text:span>:<text:span text:style-name="T8"> </text:span>35},</text:p>
      <text:p text:style-name="P9"><text:span text:style-name="T8"><text:s text:c="10"/></text:span>{<text:span text:style-name="T9">"name"</text:span>:<text:span text:style-name="T8"> </text:span><text:span text:style-name="T9">"touch_sensor"</text:span>,<text:span text:style-name="T8"> </text:span><text:span text:style-name="T9">"addr"</text:span>:<text:span text:style-name="T8"> </text:span>4,<text:span text:style-name="T8"> </text:span><text:span text:style-name="T9">"touch"</text:span>:<text:span text:style-name="T8"> </text:span>1}</text:p>
      <text:p text:style-name="P9"><text:span text:style-name="T8"><text:s text:c="8"/></text:span>]</text:p>
      <text:p text:style-name="P9"><text:span text:style-name="T8"><text:s text:c="6"/></text:span>},</text:p>
      <text:p text:style-name="P9"><text:span text:style-name="T8"><text:s text:c="6"/></text:span>{</text:p>
      <text:p text:style-name="P9"><text:span text:style-name="T8"><text:s text:c="8"/></text:span><text:span text:style-name="T9">"name"</text:span>:<text:span text:style-name="T8"> </text:span><text:span text:style-name="T9">"outputs"</text:span>,</text:p>
      <text:p text:style-name="P9"><text:span text:style-name="T8"><text:s text:c="8"/></text:span><text:span text:style-name="T9">"pins"</text:span>:<text:span text:style-name="T8"> </text:span>[</text:p>
      <text:p text:style-name="P9"><text:span text:style-name="T8"><text:s text:c="10"/></text:span>{<text:span text:style-name="T9">"name"</text:span>:<text:span text:style-name="T8"> </text:span><text:span text:style-name="T9">"led_builtin"</text:span>,<text:span text:style-name="T8"> </text:span><text:span text:style-name="T9">"addr"</text:span>:<text:span text:style-name="T8"> </text:span>2}</text:p>
      <text:p text:style-name="P9"><text:span text:style-name="T8"><text:s text:c="8"/></text:span>]</text:p>
      <text:p text:style-name="P9"><text:span text:style-name="T8"><text:s text:c="6"/></text:span>},</text:p>
      <text:p text:style-name="P9"><text:span text:style-name="T8"><text:s text:c="6"/></text:span>{</text:p>
      <text:p text:style-name="P9"><text:span text:style-name="T8"><text:s text:c="8"/></text:span><text:span text:style-name="T9">"name"</text:span>:<text:span text:style-name="T8"> </text:span><text:span text:style-name="T9">"analog_inputs"</text:span>,</text:p>
      <text:p text:style-name="P9"><text:span text:style-name="T8"><text:s text:c="8"/></text:span><text:span text:style-name="T9">"pins"</text:span>:<text:span text:style-name="T8"> </text:span>[</text:p>
      <text:p text:style-name="P9"><text:span text:style-name="T8"><text:s text:c="10"/></text:span>{<text:span text:style-name="T9">"name"</text:span>:<text:span text:style-name="T8"> </text:span><text:span text:style-name="T9">"potentiometer"</text:span>,<text:span text:style-name="T8"> </text:span><text:span text:style-name="T9">"addr"</text:span>:<text:span text:style-name="T8"> </text:span>25,<text:span text:style-name="T8"> </text:span><text:span text:style-name="T9">"speed"</text:span>:<text:span text:style-name="T8"> </text:span>3,<text:span text:style-name="T8"> </text:span><text:span text:style-name="T9">"delay"</text:span>:<text:span text:style-name="T8"> </text:span>11,<text:span text:style-name="T8"> </text:span><text:span text:style-name="T9">"max"</text:span>:<text:span text:style-name="T8"> </text:span>4095}</text:p>
      <text:p text:style-name="P9"><text:span text:style-name="T8"><text:s text:c="8"/></text:span>]</text:p>
      <text:p text:style-name="P9"><text:span text:style-name="T8"><text:s text:c="6"/></text:span>},</text:p>
      <text:p text:style-name="P9"><text:span text:style-name="T8"><text:s text:c="6"/></text:span>{</text:p>
      <text:p text:style-name="P9"><text:span text:style-name="T8"><text:s text:c="8"/></text:span><text:span text:style-name="T9">"name"</text:span>:<text:span text:style-name="T8"> </text:span><text:span text:style-name="T9">"pwm"</text:span>,</text:p>
      <text:p text:style-name="P9"><text:span text:style-name="T8"><text:s text:c="8"/></text:span><text:span text:style-name="T9">"pins"</text:span>:<text:span text:style-name="T8"> </text:span>[</text:p>
      <text:p text:style-name="P9"><text:span text:style-name="T8"><text:s text:c="10"/></text:span>{<text:span text:style-name="T9">"name"</text:span>:<text:span text:style-name="T8"> </text:span><text:span text:style-name="T9">"servo"</text:span>,<text:span text:style-name="T8"> </text:span><text:span text:style-name="T9">"bank"</text:span>:<text:span text:style-name="T8"> </text:span>0,<text:span text:style-name="T8"> </text:span><text:span text:style-name="T9">"addr"</text:span>:<text:span text:style-name="T8"> </text:span>32,<text:span text:style-name="T8"> </text:span><text:span text:style-name="T9">"frequency"</text:span>:<text:span text:style-name="T8"> </text:span>50,<text:span text:style-name="T8"> </text:span><text:span text:style-name="T9">"resolution"</text:span>:<text:span text:style-name="T8"> </text:span>12,<text:span text:style-name="T8"> </text:span><text:span text:style-name="T9">"init"</text:span>:<text:span text:style-name="T8"> </text:span>2048,<text:span text:style-name="T8"> </text:span><text:span text:style-name="T9">"max"</text:span>:<text:span text:style-name="T8"> </text:span>4095},</text:p>
      <text:p text:style-name="P9"><text:span text:style-name="T8"><text:s text:c="10"/></text:span>{<text:span text:style-name="T9">"name"</text:span>:<text:span text:style-name="T8"> </text:span><text:span text:style-name="T9">"dimmer_led"</text:span>,<text:span text:style-name="T8"> </text:span><text:span text:style-name="T9">"bank"</text:span>:<text:span text:style-name="T8"> </text:span>1,<text:span text:style-name="T8"> </text:span><text:span text:style-name="T9">"addr"</text:span>:<text:span text:style-name="T8"> </text:span>33,<text:span text:style-name="T8"> </text:span><text:span text:style-name="T9">"frequency"</text:span>:<text:span text:style-name="T8"> </text:span>5000,<text:span text:style-name="T8"> </text:span><text:span text:style-name="T9">"resolution"</text:span>:<text:span text:style-name="T8"> </text:span>12,<text:span text:style-name="T8"> </text:span><text:span text:style-name="T9">"init"</text:span>:<text:span text:style-name="T8"> </text:span>0,<text:span text:style-name="T8"> </text:span><text:span text:style-name="T9">"max"</text:span>:<text:span text:style-name="T8"> </text:span>4095}</text:p>
      <text:p text:style-name="P9"><text:span text:style-name="T8"><text:s text:c="8"/></text:span>]</text:p>
      <text:p text:style-name="P9"><text:span text:style-name="T8"><text:s text:c="6"/></text:span>}</text:p>
      <text:p text:style-name="P9"><text:soft-page-break/><text:span text:style-name="T8"><text:s text:c="4"/></text:span>]</text:p>
      <text:p text:style-name="P9"><text:span text:style-name="T8"><text:s text:c="2"/></text:span>}]</text:p>
      <text:p text:style-name="P9">}</text:p>
      <text:p text:style-name="Preformatted_20_Text"/>
      <text:p text:style-name="Text_20_body">Note: Min and max can be used to set range of values. These do not effect anything to IO, but allow the hardware configuration JSON to pass these values to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1-03T04:04:40.247195898</dc:date>
    <meta:editing-duration>P2DT11H9M49S</meta:editing-duration>
    <meta:editing-cycles>254</meta:editing-cycles>
    <meta:generator>LibreOffice/6.2.4.2$Linux_X86_64 LibreOffice_project/20$Build-2</meta:generator>
    <meta:document-statistic meta:table-count="0" meta:image-count="0" meta:object-count="0" meta:page-count="2" meta:paragraph-count="48" meta:word-count="414" meta:character-count="2717" meta:non-whitespace-character-count="2119"/>
  </office:meta>
</office:document-meta>
</file>